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Courier" svg:font-family="Courier" style:font-family-generic="modern" style:font-pitch="fixed"/>
    <style:font-face style:name="Menlo" svg:font-family="Menl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09mm"/>
    </style:style>
    <style:style style:name="co2" style:family="table-column">
      <style:table-column-properties fo:break-before="auto" style:column-width="44.93mm"/>
    </style:style>
    <style:style style:name="co3" style:family="table-column">
      <style:table-column-properties fo:break-before="auto" style:column-width="36.32mm"/>
    </style:style>
    <style:style style:name="co4" style:family="table-column">
      <style:table-column-properties fo:break-before="auto" style:column-width="31.75mm"/>
    </style:style>
    <style:style style:name="co5" style:family="table-column">
      <style:table-column-properties fo:break-before="auto" style:column-width="35.9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/>
      <style:text-properties style:font-name="Menlo" fo:font-size="10pt" style:font-size-asian="10pt" style:font-size-complex="10pt"/>
    </style:style>
    <style:style style:name="ce2" style:family="table-cell" style:parent-style-name="Standard_5f_T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nl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Standard_5f_T1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start"/>
      <style:text-properties style:use-window-font-color="true" style:text-outline="false" style:text-line-through-style="none" style:text-line-through-type="none" style:font-name="Menl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Standard_5f_T1">
      <style:table-cell-properties style:text-align-source="fix" style:repeat-content="false" fo:background-color="transparent"/>
      <style:paragraph-properties fo:text-align="start"/>
      <style:text-properties style:font-name="Menlo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5" style:family="table-cell" style:parent-style-name="Standard_5f_T1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nl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Standard_5f_P02_5f_D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start"/>
      <style:text-properties style:use-window-font-color="true" style:text-outline="false" style:text-line-through-style="none" style:text-line-through-type="none" style:font-name="Menl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start"/>
      <style:text-properties style:use-window-font-color="true" style:text-outline="false" style:text-line-through-style="none" style:text-line-through-type="none" style:font-name="Menl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start"/>
      <style:text-properties style:use-window-font-color="true" style:text-outline="false" style:text-line-through-style="none" style:text-line-through-type="none" style:font-name="Menl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nl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/>
      <style:text-properties fo:color="#262626" style:font-name="Menlo" fo:font-size="10pt" fo:language="en" fo:country="US" style:font-name-asian="Courier" style:font-size-asian="10pt" style:language-asian="en" style:country-asian="US" style:font-name-complex="Courier" style:font-size-complex="10pt" style:language-complex="en" style:country-complex="US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6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Kanton</text:p>
          </table:table-cell>
          <table:table-cell table:style-name="ce4" office:value-type="string" calcext:value-type="string">
            <text:p>Einwohner</text:p>
          </table:table-cell>
          <table:table-cell table:style-name="ce7" office:value-type="string" calcext:value-type="string">
            <text:p>Waldflaeche</text:p>
          </table:table-cell>
          <table:table-cell table:style-name="ce10" office:value-type="string" calcext:value-type="string">
            <text:p>Waldranking</text:p>
          </table:table-cell>
          <table:table-cell office:value-type="string" calcext:value-type="string">
            <text:p>R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S</text:p>
          </table:table-cell>
          <table:table-cell table:style-name="ce2" office:value-type="string" calcext:value-type="string">
            <text:p>Basel-Stadt</text:p>
          </table:table-cell>
          <table:table-cell table:style-name="ce5" office:value-type="float" office:value="189335" calcext:value-type="float">
            <text:p>189335</text:p>
          </table:table-cell>
          <table:table-cell table:style-name="ce8" office:value-type="float" office:value="471" calcext:value-type="float">
            <text:p>471</text:p>
          </table:table-cell>
          <table:table-cell table:formula="of:=[.D2]*400/[.C2]" office:value-type="float" office:value="0.995061663189584" calcext:value-type="float">
            <text:p>0.9950616632</text:p>
          </table:table-cell>
          <table:table-cell table:formula="of:=[.E2]/420" office:value-type="float" office:value="0.00236919443616568" calcext:value-type="float">
            <text:p>0.00236919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</text:p>
          </table:table-cell>
          <table:table-cell table:style-name="ce2" office:value-type="string" calcext:value-type="string">
            <text:p>Genf</text:p>
          </table:table-cell>
          <table:table-cell table:style-name="ce5" office:value-type="float" office:value="469433" calcext:value-type="float">
            <text:p>469433</text:p>
          </table:table-cell>
          <table:table-cell table:style-name="ce8" office:value-type="float" office:value="3005" calcext:value-type="float">
            <text:p>3005</text:p>
          </table:table-cell>
          <table:table-cell table:formula="of:=[.D3]*400/[.C3]" office:value-type="float" office:value="2.56053579531051" calcext:value-type="float">
            <text:p>2.5605357953</text:p>
          </table:table-cell>
          <table:table-cell table:formula="of:=[.E3]/420" office:value-type="float" office:value="0.00609651379835836" calcext:value-type="float">
            <text:p>0.00609651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H</text:p>
          </table:table-cell>
          <table:table-cell table:style-name="ce2" office:value-type="string" calcext:value-type="string">
            <text:p>Zürich</text:p>
          </table:table-cell>
          <table:table-cell table:style-name="ce5" office:value-type="float" office:value="1425538" calcext:value-type="float">
            <text:p>1425538</text:p>
          </table:table-cell>
          <table:table-cell table:style-name="ce9" office:value-type="float" office:value="50243" calcext:value-type="float">
            <text:p>50243</text:p>
          </table:table-cell>
          <table:table-cell table:formula="of:=[.D4]*400/[.C4]" office:value-type="float" office:value="14.0979756414771" calcext:value-type="float">
            <text:p>14.0979756415</text:p>
          </table:table-cell>
          <table:table-cell table:formula="of:=[.E4]/420" office:value-type="float" office:value="0.0335666086701836" calcext:value-type="float">
            <text:p>0.03356660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G</text:p>
          </table:table-cell>
          <table:table-cell table:style-name="ce2" office:value-type="string" calcext:value-type="string">
            <text:p>Zug</text:p>
          </table:table-cell>
          <table:table-cell table:style-name="ce5" office:value-type="float" office:value="118118" calcext:value-type="float">
            <text:p>118118</text:p>
          </table:table-cell>
          <table:table-cell table:style-name="ce8" office:value-type="float" office:value="6447" calcext:value-type="float">
            <text:p>6447</text:p>
          </table:table-cell>
          <table:table-cell table:formula="of:=[.D5]*400/[.C5]" office:value-type="float" office:value="21.8324048832523" calcext:value-type="float">
            <text:p>21.8324048833</text:p>
          </table:table-cell>
          <table:table-cell table:formula="of:=[.E5]/420" office:value-type="float" office:value="0.0519819163886961" calcext:value-type="float">
            <text:p>0.05198191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</text:p>
          </table:table-cell>
          <table:table-cell table:style-name="ce2" office:value-type="string" calcext:value-type="string">
            <text:p>Basel-Landschaft</text:p>
          </table:table-cell>
          <table:table-cell table:style-name="ce5" office:value-type="float" office:value="278656" calcext:value-type="float">
            <text:p>278656</text:p>
          </table:table-cell>
          <table:table-cell table:style-name="ce8" office:value-type="float" office:value="20412" calcext:value-type="float">
            <text:p>20412</text:p>
          </table:table-cell>
          <table:table-cell table:formula="of:=[.D6]*400/[.C6]" office:value-type="float" office:value="29.3006430868167" calcext:value-type="float">
            <text:p>29.3006430868</text:p>
          </table:table-cell>
          <table:table-cell table:formula="of:=[.E6]/420" office:value-type="float" office:value="0.0697634359209922" calcext:value-type="float">
            <text:p>0.06976343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G</text:p>
          </table:table-cell>
          <table:table-cell table:style-name="ce2" office:value-type="string" calcext:value-type="string">
            <text:p>Thurgau</text:p>
          </table:table-cell>
          <table:table-cell table:style-name="ce5" office:value-type="float" office:value="260278" calcext:value-type="float">
            <text:p>260278</text:p>
          </table:table-cell>
          <table:table-cell table:style-name="ce8" office:value-type="float" office:value="19717" calcext:value-type="float">
            <text:p>19717</text:p>
          </table:table-cell>
          <table:table-cell table:formula="of:=[.D7]*400/[.C7]" office:value-type="float" office:value="30.301446914453" calcext:value-type="float">
            <text:p>30.3014469145</text:p>
          </table:table-cell>
          <table:table-cell table:formula="of:=[.E7]/420" office:value-type="float" office:value="0.0721463021772691" calcext:value-type="float">
            <text:p>0.07214630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</text:p>
          </table:table-cell>
          <table:table-cell table:style-name="ce2" office:value-type="string" calcext:value-type="string">
            <text:p>Aargau</text:p>
          </table:table-cell>
          <table:table-cell table:style-name="ce5" office:value-type="float" office:value="636362" calcext:value-type="float">
            <text:p>636362</text:p>
          </table:table-cell>
          <table:table-cell table:style-name="ce8" office:value-type="float" office:value="49016" calcext:value-type="float">
            <text:p>49016</text:p>
          </table:table-cell>
          <table:table-cell table:formula="of:=[.D8]*400/[.C8]" office:value-type="float" office:value="30.8101363689221" calcext:value-type="float">
            <text:p>30.8101363689</text:p>
          </table:table-cell>
          <table:table-cell table:formula="of:=[.E8]/420" office:value-type="float" office:value="0.0733574675450526" calcext:value-type="float">
            <text:p>0.07335746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</text:p>
          </table:table-cell>
          <table:table-cell table:style-name="ce2" office:value-type="string" calcext:value-type="string">
            <text:p>Luzern</text:p>
          </table:table-cell>
          <table:table-cell table:style-name="ce5" office:value-type="float" office:value="390349" calcext:value-type="float">
            <text:p>390349</text:p>
          </table:table-cell>
          <table:table-cell table:style-name="ce8" office:value-type="float" office:value="39341" calcext:value-type="float">
            <text:p>39341</text:p>
          </table:table-cell>
          <table:table-cell table:formula="of:=[.D9]*400/[.C9]" office:value-type="float" office:value="40.3136680252799" calcext:value-type="float">
            <text:p>40.3136680253</text:p>
          </table:table-cell>
          <table:table-cell table:formula="of:=[.E9]/420" office:value-type="float" office:value="0.0959849238697142" calcext:value-type="float">
            <text:p>0.09598492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G</text:p>
          </table:table-cell>
          <table:table-cell table:style-name="ce2" office:value-type="string" calcext:value-type="string">
            <text:p>St.Gallen</text:p>
          </table:table-cell>
          <table:table-cell table:style-name="ce5" office:value-type="float" office:value="491699" calcext:value-type="float">
            <text:p>491699</text:p>
          </table:table-cell>
          <table:table-cell table:style-name="ce8" office:value-type="float" office:value="54931" calcext:value-type="float">
            <text:p>54931</text:p>
          </table:table-cell>
          <table:table-cell table:formula="of:=[.D10]*400/[.C10]" office:value-type="float" office:value="44.6866884008306" calcext:value-type="float">
            <text:p>44.6866884008</text:p>
          </table:table-cell>
          <table:table-cell table:formula="of:=[.E10]/420" office:value-type="float" office:value="0.106396877144835" calcext:value-type="float">
            <text:p>0.10639687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</text:p>
          </table:table-cell>
          <table:table-cell table:style-name="ce2" office:value-type="string" calcext:value-type="string">
            <text:p>Solothurn</text:p>
          </table:table-cell>
          <table:table-cell table:style-name="ce5" office:value-type="float" office:value="261437" calcext:value-type="float">
            <text:p>261437</text:p>
          </table:table-cell>
          <table:table-cell table:style-name="ce8" office:value-type="float" office:value="31602" calcext:value-type="float">
            <text:p>31602</text:p>
          </table:table-cell>
          <table:table-cell table:formula="of:=[.D11]*400/[.C11]" office:value-type="float" office:value="48.3512280205174" calcext:value-type="float">
            <text:p>48.3512280205</text:p>
          </table:table-cell>
          <table:table-cell table:formula="of:=[.E11]/420" office:value-type="float" office:value="0.115121971477422" calcext:value-type="float">
            <text:p>0.11512197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</text:p>
          </table:table-cell>
          <table:table-cell table:style-name="ce2" office:value-type="string" calcext:value-type="string">
            <text:p>Appenzell A.Rh.</text:p>
          </table:table-cell>
          <table:table-cell table:style-name="ce5" office:value-type="float" office:value="53691" calcext:value-type="float">
            <text:p>53691</text:p>
          </table:table-cell>
          <table:table-cell table:style-name="ce8" office:value-type="float" office:value="7191" calcext:value-type="float">
            <text:p>7191</text:p>
          </table:table-cell>
          <table:table-cell table:formula="of:=[.D12]*400/[.C12]" office:value-type="float" office:value="53.5732245627759" calcext:value-type="float">
            <text:p>53.5732245628</text:p>
          </table:table-cell>
          <table:table-cell table:formula="of:=[.E12]/420" office:value-type="float" office:value="0.127555296578038" calcext:value-type="float">
            <text:p>0.12755529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</text:p>
          </table:table-cell>
          <table:table-cell table:style-name="ce2" office:value-type="string" calcext:value-type="string">
            <text:p>Freiburg</text:p>
          </table:table-cell>
          <table:table-cell table:style-name="ce5" office:value-type="float" office:value="297622" calcext:value-type="float">
            <text:p>297622</text:p>
          </table:table-cell>
          <table:table-cell table:style-name="ce8" office:value-type="float" office:value="42959" calcext:value-type="float">
            <text:p>42959</text:p>
          </table:table-cell>
          <table:table-cell table:formula="of:=[.D13]*400/[.C13]" office:value-type="float" office:value="57.7363232556733" calcext:value-type="float">
            <text:p>57.7363232557</text:p>
          </table:table-cell>
          <table:table-cell table:formula="of:=[.E13]/420" office:value-type="float" office:value="0.137467436323032" calcext:value-type="float">
            <text:p>0.13746743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</text:p>
          </table:table-cell>
          <table:table-cell table:style-name="ce2" office:value-type="string" calcext:value-type="string">
            <text:p>Schaffhausen</text:p>
          </table:table-cell>
          <table:table-cell table:style-name="ce5" office:value-type="float" office:value="78783" calcext:value-type="float">
            <text:p>78783</text:p>
          </table:table-cell>
          <table:table-cell table:style-name="ce8" office:value-type="float" office:value="12677" calcext:value-type="float">
            <text:p>12677</text:p>
          </table:table-cell>
          <table:table-cell table:formula="of:=[.D14]*400/[.C14]" office:value-type="float" office:value="64.3641394717134" calcext:value-type="float">
            <text:p>64.3641394717</text:p>
          </table:table-cell>
          <table:table-cell table:formula="of:=[.E14]/420" office:value-type="float" office:value="0.153247951123127" calcext:value-type="float">
            <text:p>0.15324795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D</text:p>
          </table:table-cell>
          <table:table-cell table:style-name="ce2" office:value-type="string" calcext:value-type="string">
            <text:p>Waadt</text:p>
          </table:table-cell>
          <table:table-cell table:style-name="ce5" office:value-type="float" office:value="749373" calcext:value-type="float">
            <text:p>749373</text:p>
          </table:table-cell>
          <table:table-cell table:style-name="ce8" office:value-type="float" office:value="126641" calcext:value-type="float">
            <text:p>126641</text:p>
          </table:table-cell>
          <table:table-cell table:formula="of:=[.D15]*400/[.C15]" office:value-type="float" office:value="67.5983789114366" calcext:value-type="float">
            <text:p>67.5983789114</text:p>
          </table:table-cell>
          <table:table-cell table:formula="of:=[.E15]/420" office:value-type="float" office:value="0.160948521217706" calcext:value-type="float">
            <text:p>0.16094852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</text:p>
          </table:table-cell>
          <table:table-cell table:style-name="ce2" office:value-type="string" calcext:value-type="string">
            <text:p>Neuenburg</text:p>
          </table:table-cell>
          <table:table-cell table:style-name="ce5" office:value-type="float" office:value="176402" calcext:value-type="float">
            <text:p>176402</text:p>
          </table:table-cell>
          <table:table-cell table:style-name="ce8" office:value-type="float" office:value="30556" calcext:value-type="float">
            <text:p>30556</text:p>
          </table:table-cell>
          <table:table-cell table:formula="of:=[.D16]*400/[.C16]" office:value-type="float" office:value="69.2871962902915" calcext:value-type="float">
            <text:p>69.2871962903</text:p>
          </table:table-cell>
          <table:table-cell table:formula="of:=[.E16]/420" office:value-type="float" office:value="0.164969514976885" calcext:value-type="float">
            <text:p>0.1649695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</text:p>
          </table:table-cell>
          <table:table-cell table:style-name="ce2" office:value-type="string" calcext:value-type="string">
            <text:p>Bern</text:p>
          </table:table-cell>
          <table:table-cell table:style-name="ce5" office:value-type="float" office:value="1001281" calcext:value-type="float">
            <text:p>1001281</text:p>
          </table:table-cell>
          <table:table-cell table:style-name="ce8" office:value-type="float" office:value="176071" calcext:value-type="float">
            <text:p>176071</text:p>
          </table:table-cell>
          <table:table-cell table:formula="of:=[.D17]*400/[.C17]" office:value-type="float" office:value="70.3382966420016" calcext:value-type="float">
            <text:p>70.338296642</text:p>
          </table:table-cell>
          <table:table-cell table:formula="of:=[.E17]/420" office:value-type="float" office:value="0.167472134861909" calcext:value-type="float">
            <text:p>0.16747213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Z</text:p>
          </table:table-cell>
          <table:table-cell table:style-name="ce2" office:value-type="string" calcext:value-type="string">
            <text:p>Schwyz</text:p>
          </table:table-cell>
          <table:table-cell table:style-name="ce5" office:value-type="float" office:value="151396" calcext:value-type="float">
            <text:p>151396</text:p>
          </table:table-cell>
          <table:table-cell table:style-name="ce8" office:value-type="float" office:value="27643" calcext:value-type="float">
            <text:p>27643</text:p>
          </table:table-cell>
          <table:table-cell table:formula="of:=[.D18]*400/[.C18]" office:value-type="float" office:value="73.0349546883669" calcext:value-type="float">
            <text:p>73.0349546884</text:p>
          </table:table-cell>
          <table:table-cell table:formula="of:=[.E18]/420" office:value-type="float" office:value="0.173892749258017" calcext:value-type="float">
            <text:p>0.17389274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W</text:p>
          </table:table-cell>
          <table:table-cell table:style-name="ce2" office:value-type="string" calcext:value-type="string">
            <text:p>Nidwalden</text:p>
          </table:table-cell>
          <table:table-cell table:style-name="ce5" office:value-type="float" office:value="41888" calcext:value-type="float">
            <text:p>41888</text:p>
          </table:table-cell>
          <table:table-cell table:style-name="ce8" office:value-type="float" office:value="7758" calcext:value-type="float">
            <text:p>7758</text:p>
          </table:table-cell>
          <table:table-cell table:formula="of:=[.D19]*400/[.C19]" office:value-type="float" office:value="74.083269671505" calcext:value-type="float">
            <text:p>74.0832696715</text:p>
          </table:table-cell>
          <table:table-cell table:formula="of:=[.E19]/420" office:value-type="float" office:value="0.176388737313107" calcext:value-type="float">
            <text:p>0.17638873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</text:p>
          </table:table-cell>
          <table:table-cell table:style-name="ce2" office:value-type="string" calcext:value-type="string">
            <text:p>Appenzell I.Rh.</text:p>
          </table:table-cell>
          <table:table-cell table:style-name="ce5" office:value-type="float" office:value="15778" calcext:value-type="float">
            <text:p>15778</text:p>
          </table:table-cell>
          <table:table-cell table:style-name="ce8" office:value-type="float" office:value="4869" calcext:value-type="float">
            <text:p>4869</text:p>
          </table:table-cell>
          <table:table-cell table:formula="of:=[.D20]*400/[.C20]" office:value-type="float" office:value="123.437698060591" calcext:value-type="float">
            <text:p>123.4376980606</text:p>
          </table:table-cell>
          <table:table-cell table:formula="of:=[.E20]/420" office:value-type="float" office:value="0.293899281096644" calcext:value-type="float">
            <text:p>0.29389928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S</text:p>
          </table:table-cell>
          <table:table-cell table:style-name="ce2" office:value-type="string" calcext:value-type="string">
            <text:p>Wallis</text:p>
          </table:table-cell>
          <table:table-cell table:style-name="ce5" office:value-type="float" office:value="327011" calcext:value-type="float">
            <text:p>327011</text:p>
          </table:table-cell>
          <table:table-cell table:style-name="ce8" office:value-type="float" office:value="109009" calcext:value-type="float">
            <text:p>109009</text:p>
          </table:table-cell>
          <table:table-cell table:formula="of:=[.D21]*400/[.C21]" office:value-type="float" office:value="133.339857069028" calcext:value-type="float">
            <text:p>133.339857069</text:p>
          </table:table-cell>
          <table:table-cell table:formula="of:=[.E21]/420" office:value-type="float" office:value="0.317475850164353" calcext:value-type="float">
            <text:p>0.31747585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</text:p>
          </table:table-cell>
          <table:table-cell table:style-name="ce2" office:value-type="string" calcext:value-type="string">
            <text:p>Tessin</text:p>
          </table:table-cell>
          <table:table-cell table:style-name="ce5" office:value-type="float" office:value="346539" calcext:value-type="float">
            <text:p>346539</text:p>
          </table:table-cell>
          <table:table-cell table:style-name="ce9" office:value-type="float" office:value="142293" calcext:value-type="float">
            <text:p>142293</text:p>
          </table:table-cell>
          <table:table-cell table:formula="of:=[.D22]*400/[.C22]" office:value-type="float" office:value="164.244717044835" calcext:value-type="float">
            <text:p>164.2447170448</text:p>
          </table:table-cell>
          <table:table-cell table:formula="of:=[.E22]/420" office:value-type="float" office:value="0.391058850106749" calcext:value-type="float">
            <text:p>0.39105885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W</text:p>
          </table:table-cell>
          <table:table-cell table:style-name="ce2" office:value-type="string" calcext:value-type="string">
            <text:p>Obwalden</text:p>
          </table:table-cell>
          <table:table-cell table:style-name="ce5" office:value-type="float" office:value="36507" calcext:value-type="float">
            <text:p>36507</text:p>
          </table:table-cell>
          <table:table-cell table:style-name="ce8" office:value-type="float" office:value="18659" calcext:value-type="float">
            <text:p>18659</text:p>
          </table:table-cell>
          <table:table-cell table:formula="of:=[.D23]*400/[.C23]" office:value-type="float" office:value="204.442983537404" calcext:value-type="float">
            <text:p>204.4429835374</text:p>
          </table:table-cell>
          <table:table-cell table:formula="of:=[.E23]/420" office:value-type="float" office:value="0.48676900842239" calcext:value-type="float">
            <text:p>0.48676900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</text:p>
          </table:table-cell>
          <table:table-cell table:style-name="ce2" office:value-type="string" calcext:value-type="string">
            <text:p>Jura</text:p>
          </table:table-cell>
          <table:table-cell table:style-name="ce5" office:value-type="float" office:value="71738" calcext:value-type="float">
            <text:p>71738</text:p>
          </table:table-cell>
          <table:table-cell table:style-name="ce8" office:value-type="float" office:value="37252" calcext:value-type="float">
            <text:p>37252</text:p>
          </table:table-cell>
          <table:table-cell table:formula="of:=[.D24]*400/[.C24]" office:value-type="float" office:value="207.711394240152" calcext:value-type="float">
            <text:p>207.7113942402</text:p>
          </table:table-cell>
          <table:table-cell table:formula="of:=[.E24]/420" office:value-type="float" office:value="0.494550938667028" calcext:value-type="float">
            <text:p>0.49455093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</text:p>
          </table:table-cell>
          <table:table-cell table:style-name="ce2" office:value-type="string" calcext:value-type="string">
            <text:p>Glarus</text:p>
          </table:table-cell>
          <table:table-cell table:style-name="ce5" office:value-type="float" office:value="39593" calcext:value-type="float">
            <text:p>39593</text:p>
          </table:table-cell>
          <table:table-cell table:style-name="ce8" office:value-type="float" office:value="21017" calcext:value-type="float">
            <text:p>21017</text:p>
          </table:table-cell>
          <table:table-cell table:formula="of:=[.D25]*400/[.C25]" office:value-type="float" office:value="212.330462455485" calcext:value-type="float">
            <text:p>212.3304624555</text:p>
          </table:table-cell>
          <table:table-cell table:formula="of:=[.E25]/420" office:value-type="float" office:value="0.505548720132106" calcext:value-type="float">
            <text:p>0.50554872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R</text:p>
          </table:table-cell>
          <table:table-cell table:style-name="ce2" office:value-type="string" calcext:value-type="string">
            <text:p>Uri</text:p>
          </table:table-cell>
          <table:table-cell table:style-name="ce5" office:value-type="float" office:value="35865" calcext:value-type="float">
            <text:p>35865</text:p>
          </table:table-cell>
          <table:table-cell table:style-name="ce8" office:value-type="float" office:value="20616" calcext:value-type="float">
            <text:p>20616</text:p>
          </table:table-cell>
          <table:table-cell table:formula="of:=[.D26]*400/[.C26]" office:value-type="float" office:value="229.928900041824" calcext:value-type="float">
            <text:p>229.9289000418</text:p>
          </table:table-cell>
          <table:table-cell table:formula="of:=[.E26]/420" office:value-type="float" office:value="0.547449762004342" calcext:value-type="float">
            <text:p>0.5474497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</text:p>
          </table:table-cell>
          <table:table-cell table:style-name="ce2" office:value-type="string" calcext:value-type="string">
            <text:p>Graubünden</text:p>
          </table:table-cell>
          <table:table-cell table:style-name="ce5" office:value-type="float" office:value="194959" calcext:value-type="float">
            <text:p>194959</text:p>
          </table:table-cell>
          <table:table-cell table:style-name="ce8" office:value-type="float" office:value="200002" calcext:value-type="float">
            <text:p>200002</text:p>
          </table:table-cell>
          <table:table-cell table:formula="of:=[.D27]*400/[.C27]" office:value-type="float" office:value="410.34679086372" calcext:value-type="float">
            <text:p>410.3467908637</text:p>
          </table:table-cell>
          <table:table-cell table:formula="of:=[.E27]/420" office:value-type="float" office:value="0.977016168723143" calcext:value-type="float">
            <text:p>0.9770161687</text:p>
          </table:table-cell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B1:Tabelle1.E2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/>
    <style:font-face style:name="Courier" svg:font-family="Courier" style:font-family-generic="modern" style:font-pitch="fixed"/>
    <style:font-face style:name="Menlo" svg:font-family="Menl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fr. </number:text>
      <number:number number:decimal-places="0" number:min-integer-digits="1" number:grouping="true"/>
    </number:number-style>
    <number:number-style style:name="N109">
      <number:text>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fr. </number:text>
      <number:number number:decimal-places="0" number:min-integer-digits="1" number:grouping="true"/>
    </number:number-style>
    <number:number-style style:name="N110">
      <style:text-properties fo:color="#ff0000"/>
      <number:text>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fr. </number:text>
      <number:number number:decimal-places="2" number:min-integer-digits="1" number:grouping="true"/>
    </number:number-style>
    <number:number-style style:name="N112">
      <number:text>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fr. </number:text>
      <number:number number:decimal-places="2" number:min-integer-digits="1" number:grouping="true"/>
    </number:number-style>
    <number:number-style style:name="N113">
      <style:text-properties fo:color="#ff0000"/>
      <number:text>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fr. </loext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loext:text> fr.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5P2" style:volatile="true">
      <loext:text> fr.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fr. </loext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loext:text> fr.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3P2" style:volatile="true">
      <loext:text> fr.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fr.</number:text>
      <number:number number:decimal-places="0" number:min-integer-digits="1" number:grouping="true"/>
      <number:text> </number:text>
    </number:number-style>
    <number:number-style style:name="N139">
      <number:text>(fr.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fr.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fr.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fr.</number:text>
      <number:number number:decimal-places="2" number:min-integer-digits="1" number:grouping="true"/>
      <number:text> </number:text>
    </number:number-style>
    <number:number-style style:name="N142">
      <number:text>(fr.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fr.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fr.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fr.</loext:text>
      <loext:fill-character> </loext:fill-character>
      <number:number number:decimal-places="0" number:min-integer-digits="1" number:grouping="true"/>
      <number:text> </number:text>
    </number:number-style>
    <number:number-style style:name="N147P1" style:volatile="true">
      <loext:text> fr.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7P2" style:volatile="true">
      <loext:text> fr.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fr.</loext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loext:text> fr.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3P2" style:volatile="true">
      <loext:text> fr.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SFr. </number:text>
      <number:number number:decimal-places="0" number:min-integer-digits="1" number:grouping="true"/>
    </number:number-style>
    <number:number-style style:name="N157">
      <number:text>SFr. 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SFr. </number:text>
      <number:number number:decimal-places="0" number:min-integer-digits="1" number:grouping="true"/>
    </number:number-style>
    <number:number-style style:name="N158">
      <style:text-properties fo:color="#ff0000"/>
      <number:text>SFr. -</number:text>
      <number:number number:decimal-places="0" number:min-integer-digits="1" number:grouping="true"/>
      <style:map style:condition="value()&gt;=0" style:apply-style-name="N158P0"/>
    </number:number-style>
    <number:number-style style:name="N160P0" style:volatile="true">
      <number:text>SFr. </number:text>
      <number:number number:decimal-places="2" number:min-integer-digits="1" number:grouping="true"/>
    </number:number-style>
    <number:number-style style:name="N160">
      <number:text>SFr. -</number:text>
      <number:number number:decimal-places="2" number:min-integer-digits="1" number:grouping="true"/>
      <style:map style:condition="value()&gt;=0" style:apply-style-name="N160P0"/>
    </number:number-style>
    <number:number-style style:name="N161P0" style:volatile="true">
      <number:text>SFr. </number:text>
      <number:number number:decimal-places="2" number:min-integer-digits="1" number:grouping="true"/>
    </number:number-style>
    <number:number-style style:name="N161">
      <style:text-properties fo:color="#ff0000"/>
      <number:text>SFr. -</number:text>
      <number:number number:decimal-places="2" number:min-integer-digits="1" number:grouping="true"/>
      <style:map style:condition="value()&gt;=0" style:apply-style-name="N161P0"/>
    </number:number-style>
    <number:number-style style:name="N165P0" style:volatile="true">
      <loext:text> SFr. </loext:text>
      <loext:fill-character> </loext:fill-character>
      <number:number number:decimal-places="0" number:min-integer-digits="1" number:grouping="true"/>
      <number:text> </number:text>
    </number:number-style>
    <number:number-style style:name="N165P1" style:volatile="true">
      <loext:text> SFr.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65P2" style:volatile="true">
      <loext:text> SFr. 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SFr. </loext:text>
      <loext:fill-character> </loext:fill-character>
      <number:number number:decimal-places="2" number:min-integer-digits="1" number:grouping="true"/>
      <number:text> </number:text>
    </number:number-style>
    <number:number-style style:name="N169P1" style:volatile="true">
      <loext:text> SFr.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69P2" style:volatile="true">
      <loext:text> SFr.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1">
      <number:number number:decimal-places="1" number:min-integer-digits="1">
        <number:embedded-text number:position="3"> </number:embedded-text>
      </number:number>
    </number:number-style>
    <number:number-style style:name="N172">
      <number:number number:decimal-places="0" number:min-integer-digits="1"/>
      <number:text>  </number:text>
    </number:number-style>
    <number:number-style style:name="N175P0" style:volatile="true">
      <number:number number:decimal-places="0" number:min-integer-digits="1"/>
      <number:text> </number:text>
    </number:number-style>
    <number:number-style style:name="N175P1" style:volatile="true">
      <number:text>-</number:text>
      <number:number number:decimal-places="0" number:min-integer-digits="1"/>
      <number:text> </number:text>
    </number:number-style>
    <number:number-style style:name="N175">
      <number:text>- </number:text>
      <style:map style:condition="value()&gt;0" style:apply-style-name="N175P0"/>
      <style:map style:condition="value()&lt;0" style:apply-style-name="N175P1"/>
    </number:number-style>
    <number:number-style style:name="N179P0" style:volatile="true">
      <number:number number: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79P1" style:volatile="true">
      <number:text>-</number:text>
      <number:number number: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79P2" style:volatile="true"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2P0" style:volatile="true">
      <number:number number:decimal-places="1" number:min-integer-digits="1"/>
      <number:text> </number:text>
    </number:number-style>
    <number:number-style style:name="N182P1" style:volatile="true">
      <number:text>-</number:text>
      <number:number number:decimal-places="1" number:min-integer-digits="1"/>
      <number:text> </number:text>
    </number:number-style>
    <number:number-style style:name="N182">
      <number:text>- </number:text>
      <style:map style:condition="value()&gt;0" style:apply-style-name="N182P0"/>
      <style:map style:condition="value()&lt;0" style:apply-style-name="N182P1"/>
    </number:number-style>
    <number:number-style style:name="N183">
      <number:number number:decimal-places="1" number:min-integer-digits="1"/>
    </number:number-style>
    <number:number-style style:name="N186P0" style:volatile="true">
      <number:number number:decimal-places="0" number:min-integer-digits="1" number:grouping="true" number:display-factor="1000"/>
    </number:number-style>
    <number:number-style style:name="N186P1" style:volatile="true">
      <number:text>- </number:text>
      <number:number number:decimal-places="0" number:min-integer-digits="1" number:grouping="true" number:display-factor="1000"/>
    </number:number-style>
    <number:number-style style:name="N186P2" style:volatile="true">
      <number:text>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number:number number:decimal-places="0" number:min-integer-digits="1" number:grouping="true"/>
      <number:text>  </number:text>
    </number:number-style>
    <number:number-style style:name="N189P1" style:volatile="true">
      <number:text>-</number:text>
      <number:number number:decimal-places="0" number:min-integer-digits="1" number:grouping="true"/>
      <number:text>  </number:text>
    </number:number-style>
    <number:number-style style:name="N189P2" style:volatile="true">
      <number:number number:decimal-places="0" number:min-integer-digits="1"/>
      <number:text>  </number:text>
    </number:number-style>
    <number:text-style style:name="N189">
      <number:text-content/>
      <number:text>  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number number:decimal-places="0" number:min-integer-digits="1" number:grouping="true"/>
      <number:text>  </number:text>
    </number:number-style>
    <number:number-style style:name="N191P1" style:volatile="true">
      <number:text>-</number:text>
      <number:number number:decimal-places="0" number:min-integer-digits="1" number:grouping="true"/>
      <number:text>  </number:text>
    </number:number-style>
    <number:number-style style:name="N191P2" style:volatile="true">
      <number:text>-  </number:text>
    </number:number-style>
    <number:text-style style:name="N191">
      <number:text-content/>
      <number:text>  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text>$ </number:text>
      <number:number number:decimal-places="2" number:min-integer-digits="1" number:grouping="true"/>
    </number:number-style>
    <number:number-style style:name="N193">
      <style:text-properties fo:color="#ff0000"/>
      <number:text>-$ </number:text>
      <number:number number:decimal-places="2" number:min-integer-digits="1" number:grouping="true"/>
      <style:map style:condition="value()&gt;=0" style:apply-style-name="N193P0"/>
    </number:number-style>
    <number:number-style style:name="N195P0" style:volatile="true">
      <number:number number:decimal-places="0" number:min-integer-digits="1"/>
    </number:number-style>
    <number:number-style style:name="N195P1" style:volatile="true">
      <number:text/>
    </number:number-style>
    <number:number-style style:name="N195P2" style:volatile="true">
      <number:text/>
    </number:number-style>
    <number:text-style style:name="N195">
      <number:text-content/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1" number:min-integer-digits="1" number:grouping="true"/>
      <number:text>    </number:text>
    </number:number-style>
    <number:number-style style:name="N199P1" style:volatile="true">
      <number:text>-</number:text>
      <number:number number:decimal-places="1" number:min-integer-digits="1" number:grouping="true"/>
      <number:text>    </number:text>
    </number:number-style>
    <number:number-style style:name="N199P2" style:volatile="true">
      <number:text>-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201P1" style:volatile="true">
      <number:text>- </number:text>
      <number:number number: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201">
      <number:text>-</number:text>
      <style:map style:condition="value()&gt;0" style:apply-style-name="N201P0"/>
      <style:map style:condition="value()&lt;0" style:apply-style-name="N201P1"/>
    </number:number-style>
    <number:number-style style:name="N204P0" style:volatile="true">
      <number:number number:decimal-places="1" number:min-integer-digits="1" number:grouping="true"/>
      <number:text>  </number:text>
    </number:number-style>
    <number:number-style style:name="N204P1" style:volatile="true">
      <number:text>-</number:text>
      <number:number number:decimal-places="1" number:min-integer-digits="1" number:grouping="true"/>
      <number:text>  </number:text>
    </number:number-style>
    <number:number-style style:name="N204P2" style:volatile="true">
      <number:text>-  </number:text>
    </number:number-style>
    <number:text-style style:name="N204">
      <number:text-content/>
      <number:text>  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208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08P2" style:volatile="true">
      <loext:text> $</loext:text>
      <loext:fill-character> </loext:fill-character>
      <number:text>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percentage-style style:name="N209">
      <number:number number:decimal-places="1" number:min-integer-digits="1"/>
      <number:text>%</number:text>
    </number:percentage-style>
    <number:number-style style:name="N211P0" style:volatile="true">
      <number:number number:decimal-places="0" number:min-integer-digits="1" number:grouping="true"/>
      <number:text> </number:text>
    </number:number-style>
    <number:number-style style:name="N211">
      <number:text>-</number:text>
      <number:number number:decimal-places="0" number:min-integer-digits="1" number:grouping="true"/>
      <number:text> </number:text>
      <style:map style:condition="value()&gt;=0" style:apply-style-name="N211P0"/>
    </number:number-style>
    <number:date-style style:name="N10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CH">
      <number:day number:style="long"/>
      <number:text>. </number:text>
      <number:month number:textual="true"/>
    </number:date-style>
    <number:date-style style:name="N10108" number:language="de" number:country="CH">
      <number:month number:textual="true"/>
      <number:text> </number:text>
      <number:year/>
    </number:date-style>
    <number:time-style style:name="N10109" number:language="de" number:country="CH">
      <number:hours/>
      <number:text>:</number:text>
      <number:minutes number:style="long"/>
      <number:text> </number:text>
      <number:am-pm/>
    </number:time-style>
    <number:time-style style:name="N10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CH">
      <number:text>SFr. </number:text>
      <number:number number: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7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5f_P02_5f_D" style:display-name="Standard_P02_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" fo:font-family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ndard_5f_T1" style:display-name="Standard_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" fo:font-family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.00.0000</text:date>, <text:time style:data-style-name="N2" text:time-value="23:42:58.58434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5:28:33.496983000</meta:creation-date>
    <dc:date>2016-06-20T23:43:08.665317000</dc:date>
    <meta:editing-duration>PT24M13S</meta:editing-duration>
    <meta:editing-cycles>6</meta:editing-cycles>
    <meta:generator>LibreOffice/4.4.5.2$MacOSX_X86_64 LibreOffice_project/a22f674fd25a3b6f45bdebf25400ed2adff0ff99</meta:generator>
    <meta:document-statistic meta:table-count="1" meta:cell-count="162" meta:object-count="0"/>
  </office:meta>
</office:document-meta>
</file>